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45.1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70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 fo:font-style="italic" style:font-style-asian="italic" style:font-style-complex="italic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so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1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enem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nemi à joué Clone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So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lone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em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art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8:27.867656761</meta:creation-date>
    <dc:date>2017-04-25T17:26:26.092124560</dc:date>
    <meta:editing-duration>PT2H2M57S</meta:editing-duration>
    <meta:editing-cycles>18</meta:editing-cycles>
    <meta:generator>LibreOffice/5.1.6.2$Linux_X86_64 LibreOffice_project/10m0$Build-2</meta:generator>
    <meta:document-statistic meta:table-count="1" meta:cell-count="318" meta:object-count="0"/>
  </office:meta>
</office:document-meta>
</file>